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caa" officeooo:paragraph-rsid="000b6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0:12:28.357413661</meta:creation-date>
    <dc:date>2015-12-11T10:12:59.222035533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8.2$Linux_X86_64 LibreOffice_project/420m0$Build-2</meta:generator>
  </office:meta>
</office:document-meta>
</file>